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officeooo:rsid="001d5640" officeooo:paragraph-rsid="001d5640"/>
    </style:style>
    <style:style style:name="P2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rsid="001d5640" officeooo:paragraph-rsid="001d5640"/>
    </style:style>
    <style:style style:name="P3" style:family="paragraph" style:parent-style-name="Standard">
      <style:paragraph-properties fo:text-align="start" style:justify-single-word="false"/>
      <style:text-properties style:font-name="Arial" style:text-underline-style="none" officeooo:rsid="001e25bb" officeooo:paragraph-rsid="001e25bb"/>
    </style:style>
    <style:style style:name="P4" style:family="paragraph" style:parent-style-name="Standard">
      <style:paragraph-properties fo:text-align="center" style:justify-single-word="false"/>
      <style:text-properties fo:color="#c9211e" loext:opacity="100%" style:font-name="Arial" style:text-underline-style="solid" style:text-underline-width="auto" style:text-underline-color="font-color" officeooo:rsid="001d5640" officeooo:paragraph-rsid="001d56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roit</text:p>
      <text:p text:style-name="P4">TD4</text:p>
      <text:p text:style-name="P1"/>
      <text:p text:style-name="P2"/>
      <text:p text:style-name="P2">Activité 1 :</text:p>
      <text:p text:style-name="P2"/>
      <text:p text:style-name="P3">L’appelant est CRAMA de Normandie et l’intimé est Delafosse.</text:p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7T16:02:22.186471316</meta:creation-date>
    <dc:date>2023-04-27T16:10:53.236933926</dc:date>
    <meta:editing-duration>PT8M31S</meta:editing-duration>
    <meta:editing-cycles>2</meta:editing-cycles>
    <meta:generator>LibreOffice/7.5.2.2$Linux_X86_64 LibreOffice_project/50$Build-2</meta:generator>
    <meta:document-statistic meta:table-count="0" meta:image-count="0" meta:object-count="0" meta:page-count="1" meta:paragraph-count="4" meta:word-count="14" meta:character-count="80" meta:non-whitespace-character-count="70"/>
  </office:meta>
</office:document-meta>
</file>